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ter" svg:font-family="inter, 'Helvetica Neue', sans-serif"/>
    <style:font-face style:name="ui-sans-serif" svg:font-family="ui-sans-serif, system-ui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36c192" fo:background-color="transparent" style:font-weight-asian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36c192" fo:background-color="transparent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d2eb03" officeooo:paragraph-rsid="00d2eb03" fo:background-color="transparent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d746ac" officeooo:paragraph-rsid="00e2fb54" fo:background-color="transparent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e82d4c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e9e8c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 fo:language="ru" fo:country="RU" fo:font-weight="normal" officeooo:rsid="00e82d4c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d746ac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e9e8ce"/>
    </style:style>
    <style:style style:name="P11" style:family="paragraph" style:parent-style-name="Text_20_body">
      <style:paragraph-properties fo:text-align="justify" style:justify-single-word="false"/>
      <style:text-properties officeooo:paragraph-rsid="00e9e8ce"/>
    </style:style>
    <style:style style:name="P12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e9e8ce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paragraph-rsid="00e9e8ce"/>
    </style:style>
    <style:style style:name="P14" style:family="paragraph" style:parent-style-name="Text_20_body" style:list-style-name="L4">
      <style:paragraph-properties fo:text-align="justify" style:justify-single-word="false"/>
      <style:text-properties officeooo:paragraph-rsid="00e9e8c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>
      <style:paragraph-properties fo:text-align="justify" style:justify-single-word="false"/>
      <style:text-properties fo:font-weight="normal" officeooo:paragraph-rsid="00e9e8ce" style:font-weight-asian="normal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weight="normal" officeooo:paragraph-rsid="00e9e8ce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d6ac3e"/>
    </style:style>
    <style:style style:name="T3" style:family="text">
      <style:text-properties fo:language="en" fo:country="US" officeooo:rsid="00db32c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ddfd71" style:font-weight-asian="bold" style:font-weight-complex="bold"/>
    </style:style>
    <style:style style:name="T6" style:family="text">
      <style:text-properties fo:font-weight="bold" officeooo:rsid="00e0c8ad" style:font-weight-asian="bold" style:font-weight-complex="bold"/>
    </style:style>
    <style:style style:name="T7" style:family="text">
      <style:text-properties fo:font-weight="bold" officeooo:rsid="00e4e288" style:font-weight-asian="bold" style:font-weight-complex="bold"/>
    </style:style>
    <style:style style:name="T8" style:family="text">
      <style:text-properties fo:font-weight="bold" officeooo:rsid="00e64e79" style:font-weight-asian="bold" style:font-weight-complex="bold"/>
    </style:style>
    <style:style style:name="T9" style:family="text">
      <style:text-properties fo:font-variant="normal" fo:text-transform="none" fo:color="#18181b" loext:opacity="100%" style:font-name="ui-sans-serif" fo:font-size="12pt" fo:letter-spacing="normal" fo:language="ru" fo:country="RU" fo:font-style="normal" fo:font-weight="normal" officeooo:rsid="00e9e8ce" fo:background-color="transparent" loext:char-shading-value="0" style:font-weight-asian="normal" style:font-weight-complex="normal"/>
    </style:style>
    <style:style style:name="T10" style:family="text">
      <style:text-properties fo:color="#000000" loext:opacity="100%" fo:language="ru" fo:country="RU" fo:font-weight="normal" officeooo:rsid="00d746ac" fo:background-color="transparent" loext:char-shading-value="0" style:font-weight-asian="normal" style:font-weight-complex="normal"/>
    </style:style>
    <style:style style:name="T11" style:family="text">
      <style:text-properties fo:color="#000000" loext:opacity="100%" fo:language="ru" fo:country="RU" fo:font-weight="normal" officeooo:rsid="00d98a8a" fo:background-color="transparent" loext:char-shading-value="0" style:font-weight-asian="normal" style:font-weight-complex="normal"/>
    </style:style>
    <style:style style:name="T12" style:family="text">
      <style:text-properties fo:color="#000000" loext:opacity="100%" fo:language="ru" fo:country="RU" fo:font-weight="normal" officeooo:rsid="00ddfd71" fo:background-color="transparent" loext:char-shading-value="0" style:font-weight-asian="normal" style:font-weight-complex="normal"/>
    </style:style>
    <style:style style:name="T13" style:family="text">
      <style:text-properties fo:color="#000000" loext:opacity="100%" fo:language="ru" fo:country="RU" fo:font-weight="normal" officeooo:rsid="00ded1e1" fo:background-color="transparent" loext:char-shading-value="0" style:font-weight-asian="normal" style:font-weight-complex="normal"/>
    </style:style>
    <style:style style:name="T14" style:family="text">
      <style:text-properties fo:color="#000000" loext:opacity="100%" fo:language="ru" fo:country="RU" fo:font-weight="normal" officeooo:rsid="00d802fe" fo:background-color="transparent" loext:char-shading-value="0" style:font-weight-asian="normal" style:font-weight-complex="normal"/>
    </style:style>
    <style:style style:name="T15" style:family="text">
      <style:text-properties fo:color="#000000" loext:opacity="100%" fo:language="ru" fo:country="RU" fo:font-weight="normal" officeooo:rsid="00e0c8ad" fo:background-color="transparent" loext:char-shading-value="0" style:font-weight-asian="normal" style:font-weight-complex="normal"/>
    </style:style>
    <style:style style:name="T16" style:family="text">
      <style:text-properties fo:color="#000000" loext:opacity="100%" fo:language="ru" fo:country="RU" fo:font-weight="normal" officeooo:rsid="00e1742e" fo:background-color="transparent" loext:char-shading-value="0" style:font-weight-asian="normal" style:font-weight-complex="normal"/>
    </style:style>
    <style:style style:name="T17" style:family="text">
      <style:text-properties fo:color="#000000" loext:opacity="100%" fo:language="ru" fo:country="RU" fo:font-weight="normal" officeooo:rsid="00e4e288" fo:background-color="transparent" loext:char-shading-value="0" style:font-weight-asian="normal" style:font-weight-complex="normal"/>
    </style:style>
    <style:style style:name="T18" style:family="text">
      <style:text-properties fo:color="#000000" loext:opacity="100%" fo:language="ru" fo:country="RU" fo:font-weight="normal" officeooo:rsid="00e82d4c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language="ru" fo:country="RU" fo:font-weight="normal" officeooo:rsid="00e9e8ce" fo:background-color="transparent" loext:char-shading-value="0" style:font-weight-asian="normal" style:font-weight-complex="normal"/>
    </style:style>
    <style:style style:name="T20" style:family="text">
      <style:text-properties fo:color="#000000" loext:opacity="100%" fo:language="ru" fo:country="RU" fo:font-weight="bold" officeooo:rsid="00d746ac" fo:background-color="transparent" loext:char-shading-value="0" style:font-weight-asian="bold" style:font-weight-complex="bold"/>
    </style:style>
    <style:style style:name="T21" style:family="text">
      <style:text-properties fo:color="#000000" loext:opacity="100%" fo:language="ru" fo:country="RU" fo:font-weight="bold" officeooo:rsid="00ddfd71" fo:background-color="transparent" loext:char-shading-value="0" style:font-weight-asian="bold" style:font-weight-complex="bold"/>
    </style:style>
    <style:style style:name="T22" style:family="text">
      <style:text-properties fo:color="#000000" loext:opacity="100%" fo:language="ru" fo:country="RU" fo:font-weight="bold" officeooo:rsid="00e0c8ad" fo:background-color="transparent" loext:char-shading-value="0" style:font-weight-asian="bold" style:font-weight-complex="bold"/>
    </style:style>
    <style:style style:name="T23" style:family="text">
      <style:text-properties fo:color="#000000" loext:opacity="100%" fo:language="ru" fo:country="RU" fo:font-weight="bold" officeooo:rsid="00e4e288" fo:background-color="transparent" loext:char-shading-value="0" style:font-weight-asian="bold" style:font-weight-complex="bold"/>
    </style:style>
    <style:style style:name="T24" style:family="text">
      <style:text-properties fo:color="#000000" loext:opacity="100%" fo:language="ru" fo:country="RU" fo:font-weight="bold" officeooo:rsid="00e64e79" fo:background-color="transparent" loext:char-shading-value="0" style:font-weight-asian="bold" style:font-weight-complex="bold"/>
    </style:style>
    <style:style style:name="T25" style:family="text">
      <style:text-properties fo:color="#000000" loext:opacity="100%" fo:language="ru" fo:country="RU" fo:font-weight="bold" officeooo:rsid="00e82d4c" fo:background-color="transparent" loext:char-shading-value="0" style:font-weight-asian="bold" style:font-weight-complex="bold"/>
    </style:style>
    <style:style style:name="T26" style:family="text">
      <style:text-properties fo:color="#000000" loext:opacity="100%" fo:language="ru" fo:country="RU" fo:font-weight="bold" officeooo:rsid="00e9e8ce" fo:background-color="transparent" loext:char-shading-value="0" style:font-weight-asian="bold" style:font-weight-complex="bold"/>
    </style:style>
    <style:style style:name="T27" style:family="text">
      <style:text-properties fo:color="#000000" loext:opacity="100%" fo:language="ru" fo:country="RU" fo:font-weight="bold" officeooo:rsid="00d746ac" fo:background-color="#ffff00" loext:char-shading-value="0" style:font-weight-asian="bold" style:font-weight-complex="bold"/>
    </style:style>
    <style:style style:name="T28" style:family="text">
      <style:text-properties fo:color="#000000" loext:opacity="100%" fo:language="ru" fo:country="RU" fo:font-weight="bold" officeooo:rsid="00d746ac" fo:background-color="#ffff00" loext:char-shading-value="0" style:font-weight-asian="bold" style:font-weight-complex="bold"/>
    </style:style>
    <style:style style:name="T29" style:family="text">
      <style:text-properties fo:color="#000000" loext:opacity="100%" fo:language="ru" fo:country="RU" fo:font-weight="bold" officeooo:rsid="00e0c8ad" fo:background-color="#ffff00" loext:char-shading-value="0" style:font-weight-asian="bold" style:font-weight-complex="bold"/>
    </style:style>
    <style:style style:name="T30" style:family="text">
      <style:text-properties fo:color="#000000" loext:opacity="100%" fo:language="ru" fo:country="RU" fo:font-weight="bold" officeooo:rsid="00e0c8ad" fo:background-color="#ffff00" loext:char-shading-value="0" style:font-weight-asian="bold" style:font-weight-complex="bold"/>
    </style:style>
    <style:style style:name="T31" style:family="text">
      <style:text-properties fo:color="#000000" loext:opacity="100%" fo:language="ru" fo:country="RU" fo:font-weight="bold" officeooo:rsid="00e4e288" fo:background-color="#ffff00" loext:char-shading-value="0" style:font-weight-asian="bold" style:font-weight-complex="bold"/>
    </style:style>
    <style:style style:name="T32" style:family="text">
      <style:text-properties fo:color="#000000" loext:opacity="100%" fo:language="ru" fo:country="RU" fo:font-weight="bold" officeooo:rsid="00e4e288" fo:background-color="#ffff00" loext:char-shading-value="0" style:font-weight-asian="bold" style:font-weight-complex="bold"/>
    </style:style>
    <style:style style:name="T33" style:family="text">
      <style:text-properties fo:color="#000000" loext:opacity="100%" fo:language="ru" fo:country="RU" fo:font-weight="bold" officeooo:rsid="00e82d4c" fo:background-color="#ffff00" loext:char-shading-value="0" style:font-weight-asian="bold" style:font-weight-complex="bold"/>
    </style:style>
    <style:style style:name="T34" style:family="text">
      <style:text-properties fo:color="#000000" loext:opacity="100%" fo:language="ru" fo:country="RU" fo:font-weight="bold" officeooo:rsid="00e82d4c" fo:background-color="#ffff00" loext:char-shading-value="0" style:font-weight-asian="bold" style:font-weight-complex="bold"/>
    </style:style>
    <style:style style:name="T35" style:family="text">
      <style:text-properties fo:color="#000000" loext:opacity="100%" fo:language="ru" fo:country="RU" officeooo:rsid="00d746ac" fo:background-color="transparent" loext:char-shading-value="0"/>
    </style:style>
    <style:style style:name="T36" style:family="text">
      <style:text-properties fo:color="#000000" loext:opacity="100%" fo:language="en" fo:country="US" fo:font-weight="normal" officeooo:rsid="00db32c2" fo:background-color="transparent" loext:char-shading-value="0" style:font-weight-asian="normal" style:font-weight-complex="normal"/>
    </style:style>
    <style:style style:name="T37" style:family="text">
      <style:text-properties officeooo:rsid="00d471b2"/>
    </style:style>
    <style:style style:name="T38" style:family="text">
      <style:text-properties officeooo:rsid="00d656b1"/>
    </style:style>
    <style:style style:name="T39" style:family="text">
      <style:text-properties officeooo:rsid="00d6ac3e"/>
    </style:style>
    <style:style style:name="T40" style:family="text">
      <style:text-properties officeooo:rsid="00d802fe"/>
    </style:style>
    <style:style style:name="T41" style:family="text">
      <style:text-properties officeooo:rsid="00d98a8a"/>
    </style:style>
    <style:style style:name="T42" style:family="text">
      <style:text-properties officeooo:rsid="00ddfd7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ded1e1"/>
    </style:style>
    <style:style style:name="T45" style:family="text">
      <style:text-properties officeooo:rsid="00e0c8ad"/>
    </style:style>
    <style:style style:name="T46" style:family="text">
      <style:text-properties officeooo:rsid="00e1742e"/>
    </style:style>
    <style:style style:name="T47" style:family="text">
      <style:text-properties officeooo:rsid="00e4e288"/>
    </style:style>
    <style:style style:name="T48" style:family="text">
      <style:text-properties officeooo:rsid="00e82d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rive.google.com/file/d/1FMcjrKOuBiB4s-G-hPHSqvXhaTrRrjAV/view" text:style-name="Internet_20_link" text:visited-style-name="Visited_20_Internet_20_Link">https://drive.google.com/file/d/1FMcjrKOuBiB4s-G-hPHSqvXhaTrRrjAV/view</text:a></text:p>
      <text:p text:style-name="P1"/>
      <text:p text:style-name="P3">Как организован <text:span text:style-name="T1">CI CD </text:span>был? На <text:span text:style-name="T1">github CI </text:span>с расширением <text:span text:style-name="T1">yaml, </text:span>стадии: стадия <text:span text:style-name="T1">npm install, </text:span>стадия проверки качества кода когда запускались: <text:span text:style-name="T1">Eslint, Prettier, Typescript, </text:span><text:span text:style-name="T37">далее происходила сборка приложения с помощью вебпак, </text:span><text:span text:style-name="T38">далее сборка упаковывалась в докер-контейнер, </text:span><text:span text:style-name="T39">и после этого была стадия деплоя где можно было нажать на кнопку и задеплоить нашу сборку с фича-веткой на </text:span><text:span text:style-name="T2">dev-</text:span><text:span text:style-name="T39">стенд и отдать ссылку тестировщику чтобы он протестировал код, </text:span></text:p>
      <text:p text:style-name="P3"/>
      <text:p text:style-name="P6"><text:span text:style-name="T28">Деилики</text:span><text:span text:style-name="T20"> </text:span><text:span text:style-name="T26">(Собирается вся команда чтобы: Обсудить прогресс работы, выявить блокиры задач и сдвинуть работу на текущий день.</text:span></text:p>
      <text:p text:style-name="P10">Проводит: Product Manager / Product Owner / Scrum master, но может или даже любой уча</text:p>
      <text:p text:style-name="P10">Каждый участник команды отвечает на 3 ключевых вопроса:</text:p>
      <text:p text:style-name="P10">1 - Что я сделал вчера, или же с момента последнего Daily?</text:p>
      <text:p text:style-name="P10">2 - Что я планирую делать сегодня?</text:p>
      <text:p text:style-name="P6"><text:span text:style-name="T26">3 - Есть ли проблемы/риски/препятствия, которые мешают выполнению задач?)</text:span><text:span text:style-name="T10"> — 1 раз в день в 10 утра</text:span><text:span text:style-name="T11">(проводит </text:span><text:span text:style-name="T36">product-manager</text:span><text:span text:style-name="T11">)</text:span><text:span text:style-name="T10">, </text:span><text:span text:style-name="T28">Груминг</text:span><text:span text:style-name="T26">(</text:span><text:span text:style-name="T19">Фокусируется на подготовке и уточнении задач, чтобы они были готовы для включения в следующие спринты.</text:span></text:p>
      <text:p text:style-name="P20">Есть общекомандные груминги, а также бывают чисто для фронтов/бэков/аналитиков.</text:p>
      <text:list text:style-name="L1">
        <text:list-item>
          <text:p text:style-name="P21">подготовка приоритезированного бэклога, чтобы команда могла эффективно планировать спринты</text:p>
        </text:list-item>
      </text:list>
      <text:p text:style-name="P6"><text:span text:style-name="T19">оцениваем задачки, разбираем подробнее задачки до мелочей: есть ли блокиры, что нужно сделать, кто для этого нужен, ценность задачи, приоритет</text:span><text:span text:style-name="T26">)</text:span><text:span text:style-name="T21">(</text:span><text:span text:style-name="T12">обсуждаются детали задачи, оценка задачи командой, разбитие огромной задачи на подзадачи, определяется какие задачи важнее, </text:span><text:span text:style-name="T13">прорабатываем до мелочей и формируем задачки — ложим их в бэклог, а на планировании так как задачи уже проработаны мы просто берем их в след.спринт и распределяем между участниками команды</text:span><text:span text:style-name="T21">)</text:span><text:span text:style-name="T10"> — 1 раз в неделю, </text:span><text:span text:style-name="T28">Спринт</text:span><text:span text:style-name="T20"> </text:span><text:span text:style-name="T14">(отрезок времени в котором делаются задачи <text:s/>которые команда набрала на планировании)</text:span><text:span text:style-name="T10"> 2 недели — </text:span><text:span text:style-name="T14">цли спринта: новый функционал или зарелизить фичу «Х»</text:span><text:span text:style-name="T10">, в конце спринта планирование в Пятницу, и 1 раз в спринт ретроспектива. </text:span><text:span text:style-name="T15">Планирование: от заказчика приходит общая идея которую надо реализовать. </text:span><text:span text:style-name="T16">На Груминге с командой эту идею обсуждаем до мелочеи , на какие таски можно разбить, формулируем ТЗ, добавляем задачи в бэклог джиры, после этого на планировании эти таски распределяем. </text:span><text:span text:style-name="T30">Планирование</text:span><text:span text:style-name="T15">: от заказчика приходит общая идея которую надо реализовать. </text:span><text:span text:style-name="T16">На Груминге с командой эту идею обсуждаем до мелочеи , на какие таски можно разбить, формулируем ТЗ, добавляем задачи в бэклог джиры, после этого на планировании эти таски распределяем <text:s/>и планируем сколько задач успеем сделать в след.спринт. </text:span><text:span text:style-name="T32">Ретро</text:span><text:span text:style-name="T24">(итоги)</text:span><text:span text:style-name="T23">:</text:span><text:span text:style-name="Strong_20_Emphasis"> - оценка прошедшего спринта:</text:span></text:p>
      <text:p text:style-name="P10">В конце каждого Спринта, Скрам Команда собирается на Ретроспективу, обычно в Miro.</text:p>
      <text:p text:style-name="P10">Команда определяет:</text:p>
      <text:list text:style-name="L2">
        <text:list-item>
          <text:p text:style-name="P12">что прошло хорошо</text:p>
        </text:list-item>
        <text:list-item>
          <text:p text:style-name="P12">что прошло не очень</text:p>
        </text:list-item>
        <text:list-item>
          <text:p text:style-name="P13">выявляем потенциальные возможности для улучшений и создаем план на будущее.</text:p>
        </text:list-item>
      </text:list>
      <text:p text:style-name="P11">Заводится задача в Jira, назначается на человека, который предложил изменения.</text:p>
      <text:p text:style-name="P11">Пример:</text:p>
      <text:list text:style-name="L4">
        <text:list-item>
          <text:p text:style-name="P14">Код-стайл: тратится долгое время на ревью из-за предирок к запятым и переносам строк. Решение: внедрить Prettier и eslint, он будет решать проблему за разработчика.</text:p>
        </text:list-item>
        <text:list-item>
          <text:p text:style-name="P14"><text:soft-page-break/><text:span text:style-name="Strong_20_Emphasis">Дейлики долго длятся: Решение: обсуждать вопросы после дейлика, на самом дейли - рассказывать только про статусы задач.</text:span></text:p>
        </text:list-item>
      </text:list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/>— </text:span><text:span text:style-name="Strong_20_Emphasis"><text:span text:style-name="T34">Демо</text:span></text:span><text:span text:style-name="Strong_20_Emphasis"><text:span text:style-name="T18">: <text:s/>1 раз в квартла. </text:span></text:span><text:span text:style-name="Strong_20_Emphasis"><text:span text:style-name="T26">(</text:span></text:span><text:span text:style-name="Strong_20_Emphasis"><text:span text:style-name="T16">Это встреча, где собираются все команды и показывают бизнесу, что они сделали за этот квартал, то есть демонстрируют фичи, которые они реализовали за квартал, рассказывают какую пользу это принесло, чтобы заказчик понимал за что он платит деньги. </text:span></text:span><text:span text:style-name="Strong_20_Emphasis"><text:span text:style-name="T26">)</text:span></text:span></text:p>
      <text:p text:style-name="P5"><text:span text:style-name="Strong_20_Emphasis"><text:span text:style-name="T48">________________________________________________________________________________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ter" svg:font-family="inter, 'Helvetica Neue', sans-serif"/>
    <style:font-face style:name="ui-sans-serif" svg:font-family="ui-sans-serif, system-ui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8:07:37.900000000</meta:creation-date>
    <meta:generator>LibreOffice/7.5.2.2$Windows_X86_64 LibreOffice_project/53bb9681a964705cf672590721dbc85eb4d0c3a2</meta:generator>
    <dc:date>2024-12-17T18:22:34.037000000</dc:date>
    <meta:editing-duration>P1DT8H7M59S</meta:editing-duration>
    <meta:editing-cycles>196</meta:editing-cycles>
    <meta:document-statistic meta:table-count="0" meta:image-count="0" meta:object-count="0" meta:page-count="2" meta:paragraph-count="22" meta:word-count="497" meta:character-count="3535" meta:non-whitespace-character-count="3056"/>
  </office:meta>
</office:document-meta>
</file>